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0d75" officeooo:paragraph-rsid="00180d75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6f737a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57aaf7" loext:opacity="100%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bcbec4" loext:opacity="100%" style:font-name="JetBrains Mono" fo:font-size="10pt" fo:font-style="normal" fo:font-weight="bold" style:font-size-asian="10pt" style:font-style-asian="normal" style:font-weight-asian="bold"/>
    </style:style>
    <style:style style:name="T11" style:family="text">
      <style:text-properties fo:color="#6bb38a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56c1d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ngo estos fallso con el codigo de abajo </text:p>
      <text:p text:style-name="Standard">Constructor of inner class Theme can be called only with receiver of containing class</text:p>
      <text:p text:style-name="Standard">@Composable invocations can only happen from the context of a @Composable function</text:p>
      <text:p text:style-name="Standard">Type mismatch: inferred type is KClass&lt;ExperimentalMaterial3Api&gt; but KClass&lt;out Annotation&gt; was expected</text:p>
      <text:p text:style-name="Standard">This material API is experimental and is likely to change or to be removed in the future.</text:p>
      <text:p text:style-name="Standard">This material API is experimental and is likely to change or to be removed in the future.</text:p>
      <text:p text:style-name="Standard">This material API is experimental and is likely to change or to be removed in the future.</text:p>
      <text:p text:style-name="Standard">Unresolved reference: Mail</text:p>
      <text:p text:style-name="Standard">Type mismatch: inferred type is KClass&lt;ExperimentalMaterial3Api&gt; but KClass&lt;out Annotation&gt; was expected</text:p>
      <text:p text:style-name="Standard">Type 'TypeVariable(T)' has no method 'getValue(Nothing?, KProperty&lt;*&gt;)' and thus it cannot serve as a delegate</text:p>
      <text:p text:style-name="Standard">Unresolved reference: it</text:p>
      <text:p text:style-name="Standard">@Composable invocations can only happen from the context of a @Composable function</text:p>
      <text:p text:style-name="Standard">This material API is experimental and is likely to change or to be removed in the future.</text:p>
      <text:p text:style-name="Standard">Type 'TypeVariable(T)' has no method 'getValue(Nothing?, KProperty&lt;*&gt;)' and thus it cannot serve as a delegate</text:p>
      <text:p text:style-name="Standard">Expecting a top level declar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 loext:marker-style-name="T1"><text:span text:style-name="T2">package </text:span><text:span text:style-name="T1">com.example.examen_womensecret<text:line-break/><text:line-break/></text:span><text:span text:style-name="T2">import </text:span><text:span text:style-name="T1">androidx.compose.runtime.mutableStateOf<text:line-break/><text:line-break/></text:span><text:span text:style-name="T2">data class </text:span><text:span text:style-name="T1">Midataclass(</text:span><text:span text:style-name="T2">val </text:span><text:span text:style-name="T3">title</text:span><text:span text:style-name="T1">: String, </text:span><text:span text:style-name="T2">var </text:span><text:span text:style-name="T3">isChecked</text:span><text:span text:style-name="T1">: Boolean = </text:span><text:span text:style-name="T2">false</text:span><text:span text:style-name="T1">) {<text:line-break/> <text:s text:c="3"/></text:span><text:span text:style-name="T2">var </text:span><text:span text:style-name="T3">isCheckedState </text:span><text:span text:style-name="T1">= </text:span><text:span text:style-name="T4">mutableStateOf</text:span><text:span text:style-name="T1">(</text:span><text:span text:style-name="T3">isChecked</text:span><text:span text:style-name="T1">)<text:line-break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 loext:marker-style-name="T5"><text:span text:style-name="T2">package </text:span><text:span text:style-name="T1">com.example.examen_womensecret<text:line-break/><text:line-break/></text:span><text:span text:style-name="T2">class </text:span><text:span text:style-name="T1">ExperimentalMaterial3Api </text:span><text:span text:style-name="T5">{<text:line-break/><text:line-break/>}<text:line-break/></text:span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 loext:marker-style-name="T1"><text:span text:style-name="T2">package </text:span><text:span text:style-name="T1">com.example.examen_womensecret<text:line-break/><text:line-break/></text:span><text:span text:style-name="T2">import </text:span><text:span text:style-name="T1">android.content.res.Resources.Theme<text:line-break/></text:span><text:span text:style-name="T2">import </text:span><text:span text:style-name="T1">android.os.Bundle<text:line-break/></text:span><text:span text:style-name="T2">import </text:span><text:span text:style-name="T1">androidx.activity.ComponentActivity<text:line-break/></text:span><text:span text:style-name="T2">import </text:span><text:span text:style-name="T1">androidx.activity.compose.setContent<text:line-break/></text:span><text:span text:style-name="T2">import </text:span><text:span text:style-name="T1">androidx.activity.enableEdgeToEdge<text:line-break/></text:span><text:span text:style-name="T2">import </text:span><text:span text:style-name="T1">androidx.compose.foundation.Image<text:line-break/></text:span><text:span text:style-name="T2">import </text:span><text:span text:style-name="T1">androidx.compose.foundation.border<text:line-break/></text:span><text:span text:style-name="T2">import </text:span><text:span text:style-name="T1">androidx.compose.foundation.layout.Arrangement<text:line-break/></text:span><text:span text:style-name="T2">import </text:span><text:span text:style-name="T1">androidx.compose.foundation.layout.Column<text:line-break/></text:span><text:span text:style-name="T2">import </text:span><text:span text:style-name="T1">androidx.compose.foundation.layout.Row<text:line-break/></text:span><text:span text:style-name="T2">import </text:span><text:span text:style-name="T1">androidx.compose.foundation.layout.Spacer<text:line-break/></text:span><text:span text:style-name="T2">import </text:span><text:span text:style-name="T1">androidx.compose.foundation.layout.fillMaxSize<text:line-break/></text:span><text:span text:style-name="T2">import </text:span><text:span text:style-name="T1">androidx.compose.foundation.layout.fillMaxWidth<text:line-break/></text:span><text:span text:style-name="T2">import </text:span><text:span text:style-name="T1">androidx.compose.foundation.layout.height<text:line-break/></text:span><text:span text:style-name="T2">import </text:span><text:span text:style-name="T1">androidx.compose.foundation.layout.padding<text:line-break/></text:span><text:span text:style-name="T2">import </text:span><text:span text:style-name="T1">androidx.compose.foundation.layout.width<text:line-break/></text:span><text:span text:style-name="T2">import </text:span><text:span text:style-name="T1">androidx.compose.foundation.rememberScrollState<text:line-break/></text:span><text:span text:style-name="T2">import </text:span><text:span text:style-name="T1">androidx.compose.foundation.text.KeyboardOptions<text:line-break/></text:span><text:span text:style-name="T2">import </text:span><text:span text:style-name="T1">androidx.compose.foundation.verticalScroll<text:line-break/></text:span><text:span text:style-name="T2">import </text:span><text:span text:style-name="T1">androidx.compose.material.icons.Icons<text:line-break/></text:span><text:span text:style-name="T2">import </text:span><text:span text:style-name="T1">androidx.compose.material.icons.filled.</text:span><text:span text:style-name="T6">Search<text:line-break/></text:span><text:span text:style-name="T2">import </text:span><text:span text:style-name="T1">androidx.compose.material3.Button<text:line-break/></text:span><text:span text:style-name="T2">import </text:span><text:span text:style-name="T1">androidx.compose.material3.ButtonDefaults<text:line-break/></text:span><text:span text:style-name="T2">import </text:span><text:span text:style-name="T1">androidx.compose.material3.Checkbox<text:line-break/></text:span><text:span text:style-name="T2">import </text:span><text:span text:style-name="T1">androidx.compose.material3.CheckboxDefaults<text:line-break/></text:span><text:span text:style-name="T2">import </text:span><text:span text:style-name="T1">androidx.compose.material3.Divider<text:line-break/></text:span><text:span text:style-name="T2">import </text:span><text:span text:style-name="T1">androidx.compose.material3.Icon<text:line-break/></text:span><text:span text:style-name="T2">import </text:span><text:span text:style-name="T1">androidx.compose.material3.IconButton<text:line-break/></text:span><text:span text:style-name="T2">import </text:span><text:span text:style-name="T1">androidx.compose.material3.MaterialTheme<text:line-break/></text:span><text:span text:style-name="T2">import </text:span><text:span text:style-name="T1">androidx.compose.material3.RadioButton<text:line-break/></text:span><text:span text:style-name="T2">import </text:span><text:span text:style-name="T1">androidx.compose.material3.RadioButtonDefaults<text:line-break/></text:span><text:span text:style-name="T2">import </text:span><text:span text:style-name="T1">androidx.compose.material3.Scaffold<text:line-break/></text:span><text:span text:style-name="T2">import </text:span><text:span text:style-name="T1">androidx.compose.material3.Text<text:line-break/></text:span><text:span text:style-name="T2">import </text:span><text:span text:style-name="T1">androidx.compose.material3.TextFieldDefaults<text:line-break/></text:span><text:span text:style-name="T2">import </text:span><text:span text:style-name="T1">androidx.compose.material3.TopAppBar<text:line-break/></text:span><text:span text:style-name="T2">import </text:span><text:span text:style-name="T1">androidx.compose.material3.TopAppBarDefaults<text:line-break/></text:span><text:span text:style-name="T2">import </text:span><text:span text:style-name="T1">androidx.compose.runtime.</text:span><text:span text:style-name="T7">Composable<text:line-break/></text:span><text:span text:style-name="T2">import </text:span><text:span text:style-name="T1">androidx.compose.runtime.mutableStateListOf<text:line-break/></text:span><text:span text:style-name="T2">import </text:span><text:span text:style-name="T1">androidx.compose.runtime.mutableStateOf<text:line-break/></text:span><text:span text:style-name="T2">import </text:span><text:span text:style-name="T1">androidx.compose.runtime.remember<text:line-break/></text:span><text:span text:style-name="T2">import </text:span><text:span text:style-name="T1">androidx.compose.ui.Alignment<text:line-break/></text:span><text:span text:style-name="T2">import </text:span><text:span text:style-name="T1">androidx.compose.ui.Modifier<text:line-break/></text:span><text:span text:style-name="T2">import </text:span><text:span text:style-name="T1">androidx.compose.ui.graphics.Color<text:line-break/></text:span><text:span text:style-name="T2">import </text:span><text:span text:style-name="T1">androidx.compose.ui.layout.ContentScale<text:line-break/></text:span><text:span text:style-name="T2">import </text:span><text:span text:style-name="T1">androidx.compose.ui.res.painterResource<text:line-break/></text:span><text:span text:style-name="T2">import </text:span><text:span text:style-name="T1">androidx.compose.ui.text.input.KeyboardType<text:line-break/></text:span><text:span text:style-name="T2">import </text:span><text:span text:style-name="T1">androidx.compose.ui.text.style.TextDecoration<text:line-break/></text:span><text:span text:style-name="T2">import </text:span><text:span text:style-name="T1">androidx.compose.ui.tooling.preview.</text:span><text:span text:style-name="T7">Preview<text:line-break/></text:span><text:span text:style-name="T2">import </text:span><text:span text:style-name="T1">androidx.compose.ui.unit.dp<text:line-break/></text:span><text:soft-page-break/><text:span text:style-name="T2">import </text:span><text:span text:style-name="T1">androidx.compose.ui.unit.sp<text:line-break/></text:span><text:span text:style-name="T2">import </text:span><text:span text:style-name="T1">com.example.examen_womensecret.ui.theme.Examen_womensecretTheme<text:line-break/><text:line-break/><text:line-break/></text:span><text:span text:style-name="T2">class </text:span><text:span text:style-name="T1">MainActivity : ComponentActivity() {<text:line-break/> <text:s text:c="3"/></text:span><text:span text:style-name="T2">override fun </text:span><text:span text:style-name="T8">onCreate</text:span><text:span text:style-name="T1">(savedInstanceState: Bundle?) {<text:line-break/> <text:s text:c="7"/></text:span><text:span text:style-name="T2">super</text:span><text:span text:style-name="T1">.onCreate(savedInstanceState)<text:line-break/> <text:s text:c="7"/></text:span><text:span text:style-name="T9">enableEdgeToEdge</text:span><text:span text:style-name="T1">()<text:line-break/> <text:s text:c="7"/>setContent </text:span><text:span text:style-name="T10">{<text:line-break/> <text:s text:c="11"/></text:span><text:span text:style-name="T1">Theme </text:span><text:span text:style-name="T10">{<text:line-break/> <text:s text:c="15"/></text:span><text:span text:style-name="T11">Scaffold</text:span><text:span text:style-name="T1">(<text:line-break/> <text:s text:c="19"/></text:span><text:span text:style-name="T12">topBar = </text:span><text:span text:style-name="T10">{ </text:span><text:span text:style-name="T11">Superior</text:span><text:span text:style-name="T1">() </text:span><text:span text:style-name="T10">}<text:line-break/> <text:s text:c="15"/></text:span><text:span text:style-name="T1">) </text:span><text:span text:style-name="T10">{ </text:span><text:span text:style-name="T1">paddingValues </text:span><text:span text:style-name="T10">-&gt;<text:line-break/> <text:s text:c="19"/></text:span><text:span text:style-name="T11">Column</text:span><text:span text:style-name="T1">(<text:line-break/> <text:s text:c="23"/></text:span><text:span text:style-name="T12">modifier = </text:span><text:span text:style-name="T1">Modifier.</text:span><text:span text:style-name="T9">fillMaxSize</text:span><text:span text:style-name="T1">().</text:span><text:span text:style-name="T9">padding</text:span><text:span text:style-name="T1">(paddingValues)<text:line-break/> <text:s text:c="27"/>.</text:span><text:span text:style-name="T9">verticalScroll</text:span><text:span text:style-name="T1">(</text:span><text:span text:style-name="T11">rememberScrollState</text:span><text:span text:style-name="T1">()),<text:line-break/> <text:s text:c="23"/></text:span><text:span text:style-name="T12">verticalArrangement = </text:span><text:span text:style-name="T1">Arrangement.</text:span><text:span text:style-name="T3">Top<text:line-break/> <text:s text:c="19"/></text:span><text:span text:style-name="T1">) </text:span><text:span text:style-name="T10">{<text:line-break/> <text:s text:c="23"/></text:span><text:span text:style-name="T11">Cabecera</text:span><text:span text:style-name="T1">()<text:line-break/> <text:s text:c="23"/></text:span><text:span text:style-name="T11">fotos1</text:span><text:span text:style-name="T1">()<text:line-break/> <text:s text:c="23"/></text:span><text:span text:style-name="T11">fotos2</text:span><text:span text:style-name="T1">()<text:line-break/> <text:s text:c="23"/></text:span><text:span text:style-name="T11">texto1</text:span><text:span text:style-name="T1">()<text:line-break/> <text:s text:c="23"/></text:span><text:span text:style-name="T11">Email</text:span><text:span text:style-name="T1">()<text:line-break/> <text:s text:c="23"/></text:span><text:span text:style-name="T11">radio</text:span><text:span text:style-name="T1">()<text:line-break/> <text:s text:c="23"/></text:span><text:span text:style-name="T11">Mischeckbox</text:span><text:span text:style-name="T1">()<text:line-break/> <text:s text:c="23"/></text:span><text:span text:style-name="T11">Buton</text:span><text:span text:style-name="T1">()<text:line-break/> <text:s text:c="23"/></text:span><text:span text:style-name="T11">Label</text:span><text:span text:style-name="T1">()<text:line-break/> <text:s text:c="19"/></text:span><text:span text:style-name="T10">}<text:line-break/> <text:s text:c="15"/>}<text:line-break/> <text:s text:c="11"/>}<text:line-break/> <text:s text:c="7"/>}<text:line-break/> <text:s text:c="3"/></text:span><text:span text:style-name="T1">}<text:line-break/>}<text:line-break/><text:line-break/></text:span><text:span text:style-name="T5">@OptIn(ExperimentalMaterial3Api::class)<text:line-break/></text:span><text:span text:style-name="T7">@Composable<text:line-break/>@Preview<text:line-break/></text:span><text:span text:style-name="T2">fun </text:span><text:span text:style-name="T8">Superior</text:span><text:span text:style-name="T1">() {<text:line-break/> <text:s text:c="3"/></text:span><text:span text:style-name="T11">TopAppBar</text:span><text:span text:style-name="T1">(<text:line-break/> <text:s text:c="7"/></text:span><text:span text:style-name="T12">title = </text:span><text:span text:style-name="T10">{ </text:span><text:span text:style-name="T11">Text</text:span><text:span text:style-name="T1">(</text:span><text:span text:style-name="T13">" Juan Miguel. Women´secret"</text:span><text:span text:style-name="T1">) </text:span><text:span text:style-name="T10">}</text:span><text:span text:style-name="T1">,<text:line-break/> <text:s text:c="7"/></text:span><text:span text:style-name="T12">colors = </text:span><text:span text:style-name="T1">TopAppBarDefaults.</text:span><text:span text:style-name="T11">topAppBarColors</text:span><text:span text:style-name="T1">(<text:line-break/> <text:s text:c="11"/></text:span><text:span text:style-name="T12">containerColor = </text:span><text:span text:style-name="T1">Color.</text:span><text:span text:style-name="T3">White</text:span><text:span text:style-name="T1">,<text:line-break/> <text:s text:c="11"/></text:span><text:span text:style-name="T12">titleContentColor = </text:span><text:span text:style-name="T1">Color.</text:span><text:span text:style-name="T3">Black</text:span><text:span text:style-name="T1">,<text:line-break/> <text:s text:c="11"/></text:span><text:span text:style-name="T12">navigationIconContentColor = </text:span><text:span text:style-name="T1">Color.</text:span><text:span text:style-name="T3">White</text:span><text:span text:style-name="T1">,<text:line-break/> <text:s text:c="11"/></text:span><text:span text:style-name="T12">actionIconContentColor = </text:span><text:span text:style-name="T1">Color.</text:span><text:span text:style-name="T3">White<text:line-break/> <text:s text:c="7"/></text:span><text:span text:style-name="T1">),<text:line-break/> <text:s text:c="7"/></text:span><text:span text:style-name="T12">navigationIcon = </text:span><text:span text:style-name="T10">{<text:line-break/> <text:s text:c="11"/></text:span><text:span text:style-name="T11">IconButton</text:span><text:span text:style-name="T1">(</text:span><text:span text:style-name="T12">onClick = </text:span><text:span text:style-name="T10">{ }</text:span><text:span text:style-name="T1">) </text:span><text:span text:style-name="T10">{<text:line-break/> <text:s text:c="15"/></text:span><text:span text:style-name="T11">Icon</text:span><text:span text:style-name="T1">(<text:line-break/> <text:s text:c="19"/></text:span><text:span text:style-name="T12">imageVector = </text:span><text:span text:style-name="T1">Icons.Filled.</text:span><text:span text:style-name="T6">Search</text:span><text:span text:style-name="T1">,<text:line-break/> <text:s text:c="19"/></text:span><text:span text:style-name="T12">contentDescription = </text:span><text:span text:style-name="T13">"Buscar"</text:span><text:span text:style-name="T1">,<text:line-break/> <text:s text:c="19"/></text:span><text:span text:style-name="T12">tint = </text:span><text:span text:style-name="T1">Color.</text:span><text:span text:style-name="T3">Black<text:line-break/> <text:s text:c="15"/></text:span><text:span text:style-name="T1">)<text:line-break/> <text:s text:c="11"/></text:span><text:span text:style-name="T10">}<text:line-break/> <text:s text:c="7"/>}</text:span><text:span text:style-name="T1">,<text:line-break/> <text:s text:c="7"/></text:span><text:span text:style-name="T12">actions = </text:span><text:span text:style-name="T10">{<text:line-break/> <text:s text:c="11"/></text:span><text:span text:style-name="T11">IconButton</text:span><text:span text:style-name="T1">(</text:span><text:span text:style-name="T12">onClick = </text:span><text:span text:style-name="T10">{}</text:span><text:span text:style-name="T1">) </text:span><text:span text:style-name="T10">{<text:line-break/> <text:s text:c="15"/></text:span><text:span text:style-name="T11">Icon</text:span><text:span text:style-name="T1">(<text:line-break/> <text:s text:c="19"/></text:span><text:span text:style-name="T12">imageVector = </text:span><text:span text:style-name="T1">Icons.Filled.Mail,<text:line-break/> <text:s text:c="19"/></text:span><text:span text:style-name="T12">contentDescription = </text:span><text:span text:style-name="T13">"Email o gmail"</text:span><text:span text:style-name="T1">,<text:line-break/> <text:s text:c="19"/></text:span><text:span text:style-name="T12">tint = </text:span><text:span text:style-name="T1">Color.</text:span><text:span text:style-name="T3">Black<text:line-break/> <text:s text:c="15"/></text:span><text:span text:style-name="T1">)<text:line-break/> <text:s text:c="11"/></text:span><text:span text:style-name="T10">}<text:line-break/></text:span><text:soft-page-break/><text:span text:style-name="T10"><text:line-break/> <text:s text:c="7"/>}<text:line-break/> <text:s text:c="3"/></text:span><text:span text:style-name="T1">)<text:line-break/><text:line-break/><text:line-break/>}<text:line-break/></text:span><text:span text:style-name="T7">@Composable<text:line-break/></text:span><text:span text:style-name="T2">fun </text:span><text:span text:style-name="T8">Cabecera</text:span><text:span text:style-name="T1">() {<text:line-break/> <text:s text:c="3"/></text:span><text:span text:style-name="T11">Row</text:span><text:span text:style-name="T1">(<text:line-break/> <text:s text:c="7"/></text:span><text:span text:style-name="T12">modifier = </text:span><text:span text:style-name="T1">Modifier.</text:span><text:span text:style-name="T9">fillMaxWidth</text:span><text:span text:style-name="T1">().</text:span><text:span text:style-name="T9">height</text:span><text:span text:style-name="T1">(</text:span><text:span text:style-name="T14">65</text:span><text:span text:style-name="T1">.</text:span><text:span text:style-name="T6">dp</text:span><text:span text:style-name="T1">),<text:line-break/> <text:s text:c="7"/></text:span><text:span text:style-name="T12">horizontalArrangement = </text:span><text:span text:style-name="T1">Arrangement.</text:span><text:span text:style-name="T3">Center</text:span><text:span text:style-name="T1">,<text:line-break/> <text:s text:c="7"/></text:span><text:span text:style-name="T12">verticalAlignment = </text:span><text:span text:style-name="T1">Alignment.</text:span><text:span text:style-name="T3">CenterVertically<text:line-break/> <text:s text:c="3"/></text:span><text:span text:style-name="T1">) </text:span><text:span text:style-name="T10">{<text:line-break/> <text:s text:c="7"/></text:span><text:span text:style-name="T11">Image</text:span><text:span text:style-name="T1">(<text:line-break/> <text:s text:c="11"/></text:span><text:span text:style-name="T12">painter = </text:span><text:span text:style-name="T11">painterResource</text:span><text:span text:style-name="T1">(</text:span><text:span text:style-name="T12">id = </text:span><text:span text:style-name="T1">R.drawable.</text:span><text:span text:style-name="T6">imagen_1_arriba</text:span><text:span text:style-name="T1">),<text:line-break/> <text:s text:c="11"/></text:span><text:span text:style-name="T12">contentDescription = </text:span><text:span text:style-name="T13">"Foto cabecera"</text:span><text:span text:style-name="T1">,<text:line-break/> <text:s text:c="11"/></text:span><text:span text:style-name="T12">modifier = </text:span><text:span text:style-name="T1">Modifier.</text:span><text:span text:style-name="T9">fillMaxSize</text:span><text:span text:style-name="T1">(),<text:line-break/> <text:s text:c="11"/></text:span><text:span text:style-name="T12">contentScale = </text:span><text:span text:style-name="T1">ContentScale.</text:span><text:span text:style-name="T3">FillBounds<text:line-break/> <text:s text:c="7"/></text:span><text:span text:style-name="T1">)<text:line-break/> <text:s text:c="3"/></text:span><text:span text:style-name="T10">}<text:line-break/></text:span><text:span text:style-name="T1">}<text:line-break/><text:line-break/><text:line-break/></text:span><text:span text:style-name="T7">@Composable<text:line-break/></text:span><text:span text:style-name="T2">fun </text:span><text:span text:style-name="T8">fotos1</text:span><text:span text:style-name="T1">() {<text:line-break/> <text:s text:c="3"/></text:span><text:span text:style-name="T11">Row</text:span><text:span text:style-name="T1">(<text:line-break/> <text:s text:c="7"/></text:span><text:span text:style-name="T12">modifier = </text:span><text:span text:style-name="T1">Modifier.</text:span><text:span text:style-name="T9">fillMaxWidth</text:span><text:span text:style-name="T1">(),<text:line-break/> <text:s text:c="7"/></text:span><text:span text:style-name="T12">horizontalArrangement = </text:span><text:span text:style-name="T1">Arrangement.</text:span><text:span text:style-name="T3">SpaceEvenly<text:line-break/> <text:s text:c="3"/></text:span><text:span text:style-name="T1">) </text:span><text:span text:style-name="T10">{<text:line-break/> <text:s text:c="7"/></text:span><text:span text:style-name="T11">Image</text:span><text:span text:style-name="T1">(<text:line-break/> <text:s text:c="11"/></text:span><text:span text:style-name="T12">painter = </text:span><text:span text:style-name="T11">painterResource</text:span><text:span text:style-name="T1">(</text:span><text:span text:style-name="T12">id = </text:span><text:span text:style-name="T1">R.drawable.</text:span><text:span text:style-name="T6">imagen_2izquierda</text:span><text:span text:style-name="T1">),<text:line-break/> <text:s text:c="11"/></text:span><text:span text:style-name="T12">contentDescription = </text:span><text:span text:style-name="T13">"foto1"</text:span><text:span text:style-name="T1">,<text:line-break/> <text:s text:c="11"/></text:span><text:span text:style-name="T12">modifier = </text:span><text:span text:style-name="T1">Modifier.</text:span><text:span text:style-name="T9">weight</text:span><text:span text:style-name="T1">(</text:span><text:span text:style-name="T14">1f</text:span><text:span text:style-name="T1">).</text:span><text:span text:style-name="T9">height</text:span><text:span text:style-name="T1">(</text:span><text:span text:style-name="T14">60</text:span><text:span text:style-name="T1">.</text:span><text:span text:style-name="T6">dp</text:span><text:span text:style-name="T1">),<text:line-break/> <text:s text:c="11"/></text:span><text:span text:style-name="T12">contentScale = </text:span><text:span text:style-name="T1">ContentScale.</text:span><text:span text:style-name="T3">Crop<text:line-break/> <text:s text:c="7"/></text:span><text:span text:style-name="T1">)<text:line-break/> <text:s text:c="7"/></text:span><text:span text:style-name="T11">Image</text:span><text:span text:style-name="T1">(<text:line-break/><text:line-break/> <text:s text:c="11"/></text:span><text:span text:style-name="T12">painter = </text:span><text:span text:style-name="T11">painterResource</text:span><text:span text:style-name="T1">(</text:span><text:span text:style-name="T12">id = </text:span><text:span text:style-name="T1">R.drawable.</text:span><text:span text:style-name="T6">imagen_3_derecha</text:span><text:span text:style-name="T1">),<text:line-break/> <text:s text:c="11"/></text:span><text:span text:style-name="T12">contentDescription = </text:span><text:span text:style-name="T13">"foto2"</text:span><text:span text:style-name="T1">,<text:line-break/> <text:s text:c="11"/></text:span><text:span text:style-name="T12">modifier = </text:span><text:span text:style-name="T1">Modifier.</text:span><text:span text:style-name="T9">weight</text:span><text:span text:style-name="T1">(</text:span><text:span text:style-name="T14">1f</text:span><text:span text:style-name="T1">).</text:span><text:span text:style-name="T9">height</text:span><text:span text:style-name="T1">(</text:span><text:span text:style-name="T14">57</text:span><text:span text:style-name="T1">.</text:span><text:span text:style-name="T6">dp</text:span><text:span text:style-name="T1">),<text:line-break/> <text:s text:c="11"/></text:span><text:span text:style-name="T12">contentScale = </text:span><text:span text:style-name="T1">ContentScale.</text:span><text:span text:style-name="T3">Crop<text:line-break/> <text:s text:c="7"/></text:span><text:span text:style-name="T1">)<text:line-break/> <text:s text:c="3"/></text:span><text:span text:style-name="T10">}<text:line-break/></text:span><text:span text:style-name="T1">}<text:line-break/><text:line-break/></text:span><text:span text:style-name="T7">@Composable<text:line-break/></text:span><text:span text:style-name="T2">fun </text:span><text:span text:style-name="T8">fotos2</text:span><text:span text:style-name="T1">() {<text:line-break/> <text:s text:c="3"/></text:span><text:span text:style-name="T11">Row</text:span><text:span text:style-name="T1">(<text:line-break/> <text:s text:c="7"/></text:span><text:span text:style-name="T12">modifier = </text:span><text:span text:style-name="T1">Modifier.</text:span><text:span text:style-name="T9">fillMaxWidth</text:span><text:span text:style-name="T1">(),<text:line-break/> <text:s text:c="7"/></text:span><text:span text:style-name="T12">horizontalArrangement = </text:span><text:span text:style-name="T1">Arrangement.</text:span><text:span text:style-name="T3">SpaceEvenly<text:line-break/> <text:s text:c="3"/></text:span><text:span text:style-name="T1">) </text:span><text:span text:style-name="T10">{<text:line-break/> <text:s text:c="7"/></text:span><text:span text:style-name="T11">Image</text:span><text:span text:style-name="T1">(<text:line-break/> <text:s text:c="11"/></text:span><text:span text:style-name="T12">painter = </text:span><text:span text:style-name="T11">painterResource</text:span><text:span text:style-name="T1">(</text:span><text:span text:style-name="T12">id = </text:span><text:span text:style-name="T1">R.drawable.</text:span><text:span text:style-name="T6">imagen_4_izquierda</text:span><text:span text:style-name="T1">),<text:line-break/> <text:s text:c="11"/></text:span><text:span text:style-name="T12">contentDescription = </text:span><text:span text:style-name="T13">"foto 3"</text:span><text:span text:style-name="T1">,<text:line-break/> <text:s text:c="11"/></text:span><text:span text:style-name="T12">modifier = </text:span><text:span text:style-name="T1">Modifier.</text:span><text:span text:style-name="T9">weight</text:span><text:span text:style-name="T1">(</text:span><text:span text:style-name="T14">1f</text:span><text:span text:style-name="T1">)<text:line-break/> <text:s text:c="15"/>.</text:span><text:span text:style-name="T9">height</text:span><text:span text:style-name="T1">(</text:span><text:span text:style-name="T14">57</text:span><text:span text:style-name="T1">.</text:span><text:span text:style-name="T6">dp</text:span><text:span text:style-name="T1">),<text:line-break/><text:line-break/> <text:s text:c="11"/></text:span><text:span text:style-name="T12">contentScale = </text:span><text:span text:style-name="T1">ContentScale.</text:span><text:span text:style-name="T3">Crop<text:line-break/> <text:s text:c="7"/></text:span><text:span text:style-name="T1">)<text:line-break/> <text:s text:c="7"/></text:span><text:span text:style-name="T11">Image</text:span><text:span text:style-name="T1">(<text:line-break/> <text:s text:c="11"/></text:span><text:span text:style-name="T12">painter = </text:span><text:span text:style-name="T11">painterResource</text:span><text:span text:style-name="T1">(</text:span><text:span text:style-name="T12">id = </text:span><text:span text:style-name="T1">R.drawable.</text:span><text:span text:style-name="T6">imagen_5derechya</text:span><text:span text:style-name="T1">),<text:line-break/> <text:s text:c="11"/></text:span><text:span text:style-name="T12">contentDescription = </text:span><text:span text:style-name="T13">"foto4"</text:span><text:span text:style-name="T1">,<text:line-break/><text:line-break/></text:span><text:soft-page-break/><text:span text:style-name="T1"> <text:s text:c="11"/></text:span><text:span text:style-name="T12">modifier = </text:span><text:span text:style-name="T1">Modifier.</text:span><text:span text:style-name="T9">weight</text:span><text:span text:style-name="T1">(</text:span><text:span text:style-name="T14">1f</text:span><text:span text:style-name="T1">).</text:span><text:span text:style-name="T9">height</text:span><text:span text:style-name="T1">(</text:span><text:span text:style-name="T14">60</text:span><text:span text:style-name="T1">.</text:span><text:span text:style-name="T6">dp</text:span><text:span text:style-name="T1">),<text:line-break/> <text:s text:c="11"/></text:span><text:span text:style-name="T12">contentScale = </text:span><text:span text:style-name="T1">ContentScale.</text:span><text:span text:style-name="T3">Crop<text:line-break/><text:line-break/> <text:s text:c="7"/></text:span><text:span text:style-name="T1">)<text:line-break/> <text:s text:c="3"/></text:span><text:span text:style-name="T10">}<text:line-break/></text:span><text:span text:style-name="T1">}<text:line-break/><text:line-break/><text:line-break/><text:line-break/><text:line-break/></text:span><text:span text:style-name="T7">@Composable<text:line-break/></text:span><text:span text:style-name="T2">fun </text:span><text:span text:style-name="T8">texto1</text:span><text:span text:style-name="T1">() {<text:line-break/> <text:s text:c="3"/></text:span><text:span text:style-name="T11">Row</text:span><text:span text:style-name="T1">(<text:line-break/> <text:s text:c="7"/></text:span><text:span text:style-name="T12">modifier = </text:span><text:span text:style-name="T1">Modifier<text:line-break/> <text:s text:c="11"/>.</text:span><text:span text:style-name="T9">fillMaxWidth</text:span><text:span text:style-name="T1">()<text:line-break/> <text:s text:c="11"/>.</text:span><text:span text:style-name="T9">padding</text:span><text:span text:style-name="T1">(</text:span><text:span text:style-name="T12">bottom = </text:span><text:span text:style-name="T14">14</text:span><text:span text:style-name="T1">.</text:span><text:span text:style-name="T6">dp</text:span><text:span text:style-name="T1">),<text:line-break/> <text:s text:c="7"/></text:span><text:span text:style-name="T12">horizontalArrangement = </text:span><text:span text:style-name="T1">Arrangement.</text:span><text:span text:style-name="T3">Center<text:line-break/> <text:s text:c="3"/></text:span><text:span text:style-name="T1">) </text:span><text:span text:style-name="T10">{<text:line-break/> <text:s text:c="7"/></text:span><text:span text:style-name="T11">Text</text:span><text:span text:style-name="T1">(<text:line-break/> <text:s text:c="11"/></text:span><text:span text:style-name="T12">text = </text:span><text:span text:style-name="T13">"Consigue un 10% en tu proxima compra"</text:span><text:span text:style-name="T1">,<text:line-break/> <text:s text:c="11"/></text:span><text:span text:style-name="T12">fontSize = </text:span><text:span text:style-name="T14">14</text:span><text:span text:style-name="T1">.</text:span><text:span text:style-name="T6">sp<text:line-break/> <text:s text:c="11"/></text:span><text:span text:style-name="T15">//font<text:line-break/> <text:s text:c="7"/></text:span><text:span text:style-name="T1">)<text:line-break/> <text:s text:c="3"/></text:span><text:span text:style-name="T10">}<text:line-break/></text:span><text:span text:style-name="T1">}<text:line-break/><text:line-break/></text:span><text:span text:style-name="T5">@OptIn(ExperimentalMaterial3Api::class)<text:line-break/></text:span><text:span text:style-name="T7">@Composable<text:line-break/></text:span><text:span text:style-name="T2">fun </text:span><text:span text:style-name="T8">Email</text:span><text:span text:style-name="T1">() {<text:line-break/> <text:s text:c="3"/></text:span><text:span text:style-name="T11">Row </text:span><text:span text:style-name="T10">{<text:line-break/> <text:s text:c="7"/></text:span><text:span text:style-name="T2">var </text:span><text:span text:style-name="T1">email </text:span><text:span text:style-name="T2">by </text:span><text:span text:style-name="T11">remember </text:span><text:span text:style-name="T10">{ </text:span><text:span text:style-name="T4">mutableStateOf</text:span><text:span text:style-name="T1">(</text:span><text:span text:style-name="T13">""</text:span><text:span text:style-name="T1">) </text:span><text:span text:style-name="T10">}<text:line-break/> <text:s text:c="7"/></text:span><text:span text:style-name="T11">TextField</text:span><text:span text:style-name="T1">(<text:line-break/> <text:s text:c="11"/></text:span><text:span text:style-name="T12">value = </text:span><text:span text:style-name="T1">email,<text:line-break/> <text:s text:c="11"/></text:span><text:span text:style-name="T12">onValueChange = </text:span><text:span text:style-name="T10">{ </text:span><text:span text:style-name="T1">email = it </text:span><text:span text:style-name="T10">}</text:span><text:span text:style-name="T1">,<text:line-break/> <text:s text:c="11"/></text:span><text:span text:style-name="T12">modifier = </text:span><text:span text:style-name="T1">Modifier<text:line-break/> <text:s text:c="15"/>.</text:span><text:span text:style-name="T9">fillMaxWidth</text:span><text:span text:style-name="T1">()<text:line-break/> <text:s text:c="15"/>.</text:span><text:span text:style-name="T9">padding</text:span><text:span text:style-name="T1">(</text:span><text:span text:style-name="T14">8</text:span><text:span text:style-name="T1">.</text:span><text:span text:style-name="T6">dp</text:span><text:span text:style-name="T1">)<text:line-break/> <text:s text:c="15"/>.</text:span><text:span text:style-name="T9">border</text:span><text:span text:style-name="T1">(</text:span><text:span text:style-name="T14">1</text:span><text:span text:style-name="T1">.</text:span><text:span text:style-name="T6">dp</text:span><text:span text:style-name="T1">, Color.</text:span><text:span text:style-name="T3">Black</text:span><text:span text:style-name="T1">, </text:span><text:span text:style-name="T12">shape = </text:span><text:span text:style-name="T1">MaterialTheme.</text:span><text:span text:style-name="T11">shapes</text:span><text:span text:style-name="T1">.</text:span><text:span text:style-name="T3">small</text:span><text:span text:style-name="T1">),<text:line-break/> <text:s text:c="11"/></text:span><text:span text:style-name="T12">placeholder = </text:span><text:span text:style-name="T10">{ </text:span><text:span text:style-name="T11">Text</text:span><text:span text:style-name="T1">(</text:span><text:span text:style-name="T13">"Introduce aquí tu email"</text:span><text:span text:style-name="T1">) </text:span><text:span text:style-name="T10">}</text:span><text:span text:style-name="T1">,<text:line-break/> <text:s text:c="11"/></text:span><text:span text:style-name="T12">keyboardOptions = </text:span><text:span text:style-name="T1">KeyboardOptions.</text:span><text:span text:style-name="T3">Default</text:span><text:span text:style-name="T1">.copy(</text:span><text:span text:style-name="T12">keyboardType = </text:span><text:span text:style-name="T1">KeyboardType.</text:span><text:span text:style-name="T3">Email</text:span><text:span text:style-name="T1">),<text:line-break/> <text:s text:c="11"/></text:span><text:span text:style-name="T12">singleLine = </text:span><text:span text:style-name="T2">true</text:span><text:span text:style-name="T1">,<text:line-break/> <text:s text:c="11"/></text:span><text:span text:style-name="T12">colors = </text:span><text:span text:style-name="T1">TextFieldDefaults.</text:span><text:span text:style-name="T11">textFieldColors</text:span><text:span text:style-name="T1">(</text:span><text:span text:style-name="T12">containerColor = </text:span><text:span text:style-name="T1">Color.</text:span><text:span text:style-name="T3">Transparent</text:span><text:span text:style-name="T1">)<text:line-break/> <text:s text:c="7"/>)<text:line-break/> <text:s text:c="3"/></text:span><text:span text:style-name="T10">}<text:line-break/></text:span><text:span text:style-name="T1">}<text:line-break/><text:line-break/></text:span><text:span text:style-name="T7">@Composable<text:line-break/></text:span><text:span text:style-name="T2">fun </text:span><text:span text:style-name="T8">TextField</text:span><text:span text:style-name="T1">(value: Any, onValueChange: () -&gt; Unit, modifier: Any, placeholder: () -&gt; Unit, keyboardOptions: Any, singleLine: Boolean, colors: Any) {<text:line-break/><text:line-break/>}<text:line-break/><text:line-break/></text:span><text:span text:style-name="T7">@Composable<text:line-break/></text:span><text:span text:style-name="T2">fun </text:span><text:span text:style-name="T8">radio</text:span><text:span text:style-name="T1">() {<text:line-break/> <text:s text:c="3"/></text:span><text:span text:style-name="T2">var </text:span><text:span text:style-name="T1">opcionElegida </text:span><text:span text:style-name="T2">by </text:span><text:span text:style-name="T11">remember </text:span><text:span text:style-name="T10">{ </text:span><text:span text:style-name="T4">mutableStateOf</text:span><text:span text:style-name="T1">(</text:span><text:span text:style-name="T13">""</text:span><text:span text:style-name="T1">) </text:span><text:span text:style-name="T10">}<text:line-break/> <text:s text:c="3"/></text:span><text:span text:style-name="T2">val </text:span><text:span text:style-name="T1">opciones = </text:span><text:span text:style-name="T4">listOf</text:span><text:span text:style-name="T1">(</text:span><text:span text:style-name="T13">"Hombre"</text:span><text:span text:style-name="T1">, </text:span><text:span text:style-name="T13">"Mujer"</text:span><text:span text:style-name="T1">)<text:line-break/><text:line-break/> <text:s text:c="3"/></text:span><text:span text:style-name="T11">Column</text:span><text:span text:style-name="T1">(<text:line-break/> <text:s text:c="7"/></text:span><text:span text:style-name="T12">modifier = </text:span><text:span text:style-name="T1">Modifier.</text:span><text:span text:style-name="T9">fillMaxWidth</text:span><text:span text:style-name="T1">()<text:line-break/> <text:s text:c="11"/>.</text:span><text:span text:style-name="T9">padding</text:span><text:span text:style-name="T1">(</text:span><text:span text:style-name="T14">16</text:span><text:span text:style-name="T1">.</text:span><text:span text:style-name="T6">dp</text:span><text:span text:style-name="T1">)<text:line-break/> <text:s text:c="3"/>) </text:span><text:span text:style-name="T10">{<text:line-break/> <text:s text:c="7"/></text:span><text:span text:style-name="T11">Text</text:span><text:span text:style-name="T1">(<text:line-break/> <text:s text:c="11"/></text:span><text:span text:style-name="T12">text = </text:span><text:span text:style-name="T13">"Selecciona tu genero por favor:"</text:span><text:span text:style-name="T1">,<text:line-break/></text:span><text:soft-page-break/><text:span text:style-name="T1"> <text:s text:c="11"/></text:span><text:span text:style-name="T12">modifier = </text:span><text:span text:style-name="T1">Modifier.</text:span><text:span text:style-name="T9">padding</text:span><text:span text:style-name="T1">(</text:span><text:span text:style-name="T12">bottom = </text:span><text:span text:style-name="T14">8</text:span><text:span text:style-name="T1">.</text:span><text:span text:style-name="T6">dp</text:span><text:span text:style-name="T1">)<text:line-break/> <text:s text:c="7"/>)<text:line-break/><text:line-break/> <text:s text:c="7"/>opciones.</text:span><text:span text:style-name="T9">forEach </text:span><text:span text:style-name="T10">{ </text:span><text:span text:style-name="T1">opcion </text:span><text:span text:style-name="T10">-&gt;<text:line-break/> <text:s text:c="11"/></text:span><text:span text:style-name="T11">Row</text:span><text:span text:style-name="T1">(<text:line-break/> <text:s text:c="15"/></text:span><text:span text:style-name="T12">modifier = </text:span><text:span text:style-name="T1">Modifier.</text:span><text:span text:style-name="T9">fillMaxWidth</text:span><text:span text:style-name="T1">().</text:span><text:span text:style-name="T9">padding</text:span><text:span text:style-name="T1">(</text:span><text:span text:style-name="T14">4</text:span><text:span text:style-name="T1">.</text:span><text:span text:style-name="T6">dp</text:span><text:span text:style-name="T1">),<text:line-break/> <text:s text:c="15"/></text:span><text:span text:style-name="T12">verticalAlignment = </text:span><text:span text:style-name="T1">Alignment.</text:span><text:span text:style-name="T3">CenterVertically<text:line-break/> <text:s text:c="11"/></text:span><text:span text:style-name="T1">) </text:span><text:span text:style-name="T10">{<text:line-break/> <text:s text:c="15"/></text:span><text:span text:style-name="T11">RadioButton</text:span><text:span text:style-name="T1">(<text:line-break/> <text:s text:c="19"/></text:span><text:span text:style-name="T12">selected = </text:span><text:span text:style-name="T1">opcionElegida == opcion,<text:line-break/> <text:s text:c="19"/></text:span><text:span text:style-name="T12">onClick = </text:span><text:span text:style-name="T10">{ </text:span><text:span text:style-name="T1">opcionElegida = opcion </text:span><text:span text:style-name="T10">}</text:span><text:span text:style-name="T1">,<text:line-break/> <text:s text:c="19"/></text:span><text:span text:style-name="T12">colors = </text:span><text:span text:style-name="T1">RadioButtonDefaults.</text:span><text:span text:style-name="T11">colors</text:span><text:span text:style-name="T1">(<text:line-break/> <text:s text:c="23"/></text:span><text:span text:style-name="T12">selectedColor = </text:span><text:span text:style-name="T1">Color.</text:span><text:span text:style-name="T3">Blue</text:span><text:span text:style-name="T1">,<text:line-break/> <text:s text:c="19"/>)<text:line-break/> <text:s text:c="15"/>)<text:line-break/> <text:s text:c="15"/></text:span><text:span text:style-name="T11">Text</text:span><text:span text:style-name="T1">(<text:line-break/> <text:s text:c="19"/></text:span><text:span text:style-name="T12">text = </text:span><text:span text:style-name="T1">opcion,<text:line-break/> <text:s text:c="19"/></text:span><text:span text:style-name="T12">modifier = </text:span><text:span text:style-name="T1">Modifier.</text:span><text:span text:style-name="T9">padding</text:span><text:span text:style-name="T1">(</text:span><text:span text:style-name="T14">8</text:span><text:span text:style-name="T1">.</text:span><text:span text:style-name="T6">dp</text:span><text:span text:style-name="T1">)<text:line-break/> <text:s text:c="15"/>)<text:line-break/> <text:s text:c="11"/></text:span><text:span text:style-name="T10">}<text:line-break/> <text:s text:c="7"/>}<text:line-break/> <text:s text:c="3"/>}<text:line-break/></text:span><text:span text:style-name="T1">}<text:line-break/><text:line-break/><text:line-break/></text:span><text:span text:style-name="T7">@Composable<text:line-break/></text:span><text:span text:style-name="T2">fun </text:span><text:span text:style-name="T8">Mischeckbox</text:span><text:span text:style-name="T1">(){<text:line-break/> <text:s text:c="3"/></text:span><text:span text:style-name="T2">val </text:span><text:span text:style-name="T1">opciones = </text:span><text:span text:style-name="T11">remember </text:span><text:span text:style-name="T10">{<text:line-break/> <text:s text:c="7"/></text:span><text:span text:style-name="T4">mutableStateListOf</text:span><text:span text:style-name="T1">(<text:line-break/> <text:s text:c="11"/>Midataclass(</text:span><text:span text:style-name="T13">"Leer y aceptar las políticas de usuario"</text:span><text:span text:style-name="T1">, </text:span><text:span text:style-name="T2">false</text:span><text:span text:style-name="T1">),<text:line-break/> <text:s text:c="11"/>Midataclass(</text:span><text:span text:style-name="T13">"Deseo recibir información por emaill"</text:span><text:span text:style-name="T1">, </text:span><text:span text:style-name="T2">false</text:span><text:span text:style-name="T1">),<text:line-break/> <text:s text:c="11"/>Midataclass(</text:span><text:span text:style-name="T13">"acepto todas las cookies"</text:span><text:span text:style-name="T1">, </text:span><text:span text:style-name="T2">false</text:span><text:span text:style-name="T1">)<text:line-break/> <text:s text:c="7"/>)<text:line-break/> <text:s text:c="3"/></text:span><text:span text:style-name="T10">}<text:line-break/><text:line-break/> <text:s text:c="3"/></text:span><text:span text:style-name="T11">Column</text:span><text:span text:style-name="T1">(<text:line-break/> <text:s text:c="7"/></text:span><text:span text:style-name="T12">modifier = </text:span><text:span text:style-name="T1">Modifier<text:line-break/> <text:s text:c="11"/>.</text:span><text:span text:style-name="T9">fillMaxWidth</text:span><text:span text:style-name="T1">()<text:line-break/> <text:s text:c="11"/>.</text:span><text:span text:style-name="T9">padding</text:span><text:span text:style-name="T1">(</text:span><text:span text:style-name="T12">vertical = </text:span><text:span text:style-name="T14">16</text:span><text:span text:style-name="T1">.</text:span><text:span text:style-name="T6">dp</text:span><text:span text:style-name="T1">)<text:line-break/> <text:s text:c="3"/>) </text:span><text:span text:style-name="T10">{<text:line-break/> <text:s text:c="7"/></text:span><text:span text:style-name="T1">opciones.</text:span><text:span text:style-name="T9">forEach </text:span><text:span text:style-name="T10">{ </text:span><text:span text:style-name="T1">opcion </text:span><text:span text:style-name="T10">-&gt;<text:line-break/> <text:s text:c="11"/></text:span><text:span text:style-name="T11">FilaCheckbox</text:span><text:span text:style-name="T1">(opcion)<text:line-break/> <text:s text:c="7"/></text:span><text:span text:style-name="T10">}<text:line-break/> <text:s text:c="3"/>}<text:line-break/></text:span><text:span text:style-name="T1">}<text:line-break/><text:line-break/></text:span><text:span text:style-name="T7">@Composable<text:line-break/></text:span><text:span text:style-name="T2">fun </text:span><text:span text:style-name="T8">FilaCheckbox</text:span><text:span text:style-name="T1">(opcion: Midataclass) {<text:line-break/> <text:s text:c="3"/></text:span><text:span text:style-name="T11">Row</text:span><text:span text:style-name="T1">(<text:line-break/> <text:s text:c="7"/></text:span><text:span text:style-name="T12">modifier = </text:span><text:span text:style-name="T1">Modifier<text:line-break/> <text:s text:c="11"/>.</text:span><text:span text:style-name="T9">fillMaxWidth</text:span><text:span text:style-name="T1">()<text:line-break/> <text:s text:c="11"/>.</text:span><text:span text:style-name="T9">padding</text:span><text:span text:style-name="T1">(</text:span><text:span text:style-name="T12">vertical = </text:span><text:span text:style-name="T14">8</text:span><text:span text:style-name="T1">.</text:span><text:span text:style-name="T6">dp</text:span><text:span text:style-name="T1">),<text:line-break/> <text:s text:c="7"/></text:span><text:span text:style-name="T12">verticalAlignment = </text:span><text:span text:style-name="T1">Alignment.</text:span><text:span text:style-name="T3">CenterVertically<text:line-break/> <text:s text:c="3"/></text:span><text:span text:style-name="T1">) </text:span><text:span text:style-name="T10">{<text:line-break/> <text:s text:c="7"/></text:span><text:span text:style-name="T11">Checkbox</text:span><text:span text:style-name="T1">(<text:line-break/> <text:s text:c="11"/></text:span><text:span text:style-name="T12">checked = </text:span><text:span text:style-name="T1">opcion.</text:span><text:span text:style-name="T3">isCheckedState</text:span><text:span text:style-name="T1">.</text:span><text:span text:style-name="T3">value</text:span><text:span text:style-name="T1">,<text:line-break/> <text:s text:c="11"/></text:span><text:span text:style-name="T12">onCheckedChange = </text:span><text:span text:style-name="T10">{<text:line-break/> <text:s text:c="15"/></text:span><text:span text:style-name="T1">opcion.</text:span><text:span text:style-name="T3">isCheckedState</text:span><text:span text:style-name="T1">.</text:span><text:span text:style-name="T3">value </text:span><text:span text:style-name="T1">= </text:span><text:span text:style-name="T10">it<text:line-break/> <text:s text:c="11"/>}</text:span><text:span text:style-name="T1">,<text:line-break/> <text:s text:c="11"/></text:span><text:span text:style-name="T12">colors = </text:span><text:span text:style-name="T1">CheckboxDefaults.</text:span><text:span text:style-name="T11">colors</text:span><text:span text:style-name="T1">(<text:line-break/> <text:s text:c="15"/></text:span><text:span text:style-name="T12">checkedColor = </text:span><text:span text:style-name="T4">Color</text:span><text:span text:style-name="T1">(</text:span><text:span text:style-name="T14">0xFF3B5998</text:span><text:span text:style-name="T1">),<text:line-break/> <text:s text:c="15"/></text:span><text:span text:style-name="T12">uncheckedColor = </text:span><text:span text:style-name="T1">Color.</text:span><text:span text:style-name="T3">Gray</text:span><text:span text:style-name="T1">,<text:line-break/> <text:s text:c="15"/></text:span><text:span text:style-name="T12">checkmarkColor = </text:span><text:span text:style-name="T1">Color.</text:span><text:span text:style-name="T3">White<text:line-break/></text:span><text:soft-page-break/><text:span text:style-name="T3"> <text:s text:c="11"/></text:span><text:span text:style-name="T1">)<text:line-break/> <text:s text:c="7"/>)<text:line-break/> <text:s text:c="7"/></text:span><text:span text:style-name="T11">Spacer</text:span><text:span text:style-name="T1">(</text:span><text:span text:style-name="T12">modifier = </text:span><text:span text:style-name="T1">Modifier.</text:span><text:span text:style-name="T9">width</text:span><text:span text:style-name="T1">(</text:span><text:span text:style-name="T14">8</text:span><text:span text:style-name="T1">.</text:span><text:span text:style-name="T6">dp</text:span><text:span text:style-name="T1">))<text:line-break/> <text:s text:c="7"/></text:span><text:span text:style-name="T11">Text</text:span><text:span text:style-name="T1">(</text:span><text:span text:style-name="T12">text = </text:span><text:span text:style-name="T1">opcion.</text:span><text:span text:style-name="T3">title</text:span><text:span text:style-name="T1">, </text:span><text:span text:style-name="T12">fontSize = </text:span><text:span text:style-name="T14">14</text:span><text:span text:style-name="T1">.</text:span><text:span text:style-name="T6">sp</text:span><text:span text:style-name="T1">, </text:span><text:span text:style-name="T12">color = </text:span><text:span text:style-name="T1">Color.</text:span><text:span text:style-name="T3">Black</text:span><text:span text:style-name="T1">)<text:line-break/> <text:s text:c="3"/></text:span><text:span text:style-name="T10">}<text:line-break/></text:span><text:span text:style-name="T1">}<text:line-break/><text:line-break/></text:span><text:span text:style-name="T7">@Preview<text:line-break/>@Composable<text:line-break/></text:span><text:span text:style-name="T2">fun </text:span><text:span text:style-name="T8">Buton</text:span><text:span text:style-name="T1">() {<text:line-break/> <text:s text:c="3"/></text:span><text:span text:style-name="T11">Button</text:span><text:span text:style-name="T1">(<text:line-break/> <text:s text:c="7"/></text:span><text:span text:style-name="T12">onClick = </text:span><text:span text:style-name="T10">{}</text:span><text:span text:style-name="T1">,<text:line-break/> <text:s text:c="7"/></text:span><text:span text:style-name="T12">modifier = </text:span><text:span text:style-name="T1">Modifier.</text:span><text:span text:style-name="T9">fillMaxWidth</text:span><text:span text:style-name="T1">(),<text:line-break/> <text:s text:c="7"/></text:span><text:span text:style-name="T12">enabled = </text:span><text:span text:style-name="T2">false</text:span><text:span text:style-name="T1">,<text:line-break/><text:line-break/> <text:s text:c="7"/></text:span><text:span text:style-name="T12">colors = </text:span><text:span text:style-name="T1">ButtonDefaults.</text:span><text:span text:style-name="T11">buttonColors</text:span><text:span text:style-name="T1">(<text:line-break/> <text:s text:c="11"/></text:span><text:span text:style-name="T12">disabledContentColor = </text:span><text:span text:style-name="T1">Color.</text:span><text:span text:style-name="T3">Gray</text:span><text:span text:style-name="T1">,<text:line-break/> <text:s text:c="7"/>)<text:line-break/> <text:s text:c="3"/>) </text:span><text:span text:style-name="T10">{<text:line-break/> <text:s text:c="7"/></text:span><text:span text:style-name="T11">Text</text:span><text:span text:style-name="T1">(</text:span><text:span text:style-name="T13">"RECIBIR MI DESCUENTO"</text:span><text:span text:style-name="T1">,<text:line-break/> <text:s text:c="11"/></text:span><text:span text:style-name="T12">color = </text:span><text:span text:style-name="T1">Color.</text:span><text:span text:style-name="T3">Black</text:span><text:span text:style-name="T1">,<text:line-break/> <text:s text:c="11"/></text:span><text:span text:style-name="T12">fontSize = </text:span><text:span text:style-name="T14">13</text:span><text:span text:style-name="T1">.</text:span><text:span text:style-name="T6">sp</text:span><text:span text:style-name="T1">,)<text:line-break/> <text:s text:c="3"/></text:span><text:span text:style-name="T10">}<text:line-break/></text:span><text:span text:style-name="T1">}<text:line-break/><text:line-break/><text:line-break/></text:span><text:span text:style-name="T15">/*<text:line-break/>@Composable<text:line-break/>fun Buton() {<text:line-break/> <text:s text:c="3"/>Column {<text:line-break/> <text:s text:c="7"/>Button(<text:line-break/> */<text:line-break/><text:line-break/></text:span><text:span text:style-name="T7">@Composable<text:line-break/></text:span><text:span text:style-name="T2">fun </text:span><text:span text:style-name="T8">Label</text:span><text:span text:style-name="T1">() {<text:line-break/> <text:s text:c="3"/></text:span><text:span text:style-name="T11">Row</text:span><text:span text:style-name="T1">(<text:line-break/><text:line-break/> <text:s text:c="7"/></text:span><text:span text:style-name="T12">modifier = </text:span><text:span text:style-name="T1">Modifier.</text:span><text:span text:style-name="T9">fillMaxWidth</text:span><text:span text:style-name="T1">()<text:line-break/> <text:s text:c="11"/>.</text:span><text:span text:style-name="T9">padding</text:span><text:span text:style-name="T1">(</text:span><text:span text:style-name="T12">vertical = </text:span><text:span text:style-name="T14">16</text:span><text:span text:style-name="T1">.</text:span><text:span text:style-name="T6">dp</text:span><text:span text:style-name="T1">),<text:line-break/> <text:s text:c="7"/></text:span><text:span text:style-name="T12">verticalAlignment = </text:span><text:span text:style-name="T1">Alignment.</text:span><text:span text:style-name="T3">CenterVertically<text:line-break/> <text:s text:c="3"/></text:span><text:span text:style-name="T1">) </text:span><text:span text:style-name="T10">{<text:line-break/> <text:s text:c="7"/></text:span><text:span text:style-name="T11">Divider</text:span><text:span text:style-name="T1">(</text:span><text:span text:style-name="T12">modifier = </text:span><text:span text:style-name="T1">Modifier.</text:span><text:span text:style-name="T9">weight</text:span><text:span text:style-name="T1">(</text:span><text:span text:style-name="T14">1f</text:span><text:span text:style-name="T1">))<text:line-break/> <text:s text:c="7"/></text:span><text:span text:style-name="T11">Text</text:span><text:span text:style-name="T1">(<text:line-break/> <text:s text:c="11"/></text:span><text:span text:style-name="T12">text = </text:span><text:span text:style-name="T13">"Puedes cancelar la sucripcion cuando quieras"</text:span><text:span text:style-name="T1">,<text:line-break/> <text:s text:c="11"/></text:span><text:span text:style-name="T12">modifier = </text:span><text:span text:style-name="T1">Modifier.</text:span><text:span text:style-name="T9">padding</text:span><text:span text:style-name="T1">(</text:span><text:span text:style-name="T12">horizontal = </text:span><text:span text:style-name="T14">8</text:span><text:span text:style-name="T1">.</text:span><text:span text:style-name="T6">dp</text:span><text:span text:style-name="T1">),<text:line-break/> <text:s text:c="11"/></text:span><text:span text:style-name="T12">color = </text:span><text:span text:style-name="T1">Color.</text:span><text:span text:style-name="T3">Black</text:span><text:span text:style-name="T1">,<text:line-break/> <text:s text:c="11"/></text:span><text:span text:style-name="T12">style = </text:span><text:span text:style-name="T1">androidx.compose.ui.text.TextStyle(</text:span><text:span text:style-name="T12">textDecoration = </text:span><text:span text:style-name="T1">TextDecoration.</text:span><text:span text:style-name="T3">Underline</text:span><text:span text:style-name="T1">)<text:line-break/> <text:s text:c="7"/>)<text:line-break/> <text:s text:c="7"/></text:span><text:span text:style-name="T11">Divider</text:span><text:span text:style-name="T1">(</text:span><text:span text:style-name="T12">modifier = </text:span><text:span text:style-name="T1">Modifier.</text:span><text:span text:style-name="T9">weight</text:span><text:span text:style-name="T1">(</text:span><text:span text:style-name="T14">1f</text:span><text:span text:style-name="T1">))<text:line-break/> <text:s text:c="3"/></text:span><text:span text:style-name="T10">}<text:line-break/></text:span><text:span text:style-name="T1">}<text:line-break/><text:line-break/><text:line-break/><text:line-break/><text:line-break/> <text:s/></text:span><text:span text:style-name="T15">/*<text:line-break/> <text:s text:c="3"/>fun Superior(){<text:line-break/> <text:s text:c="7"/>//crear una funcoin composabel superior() y para cada uno de los componentes que la integran<text:line-break/> <text:s text:c="7"/>//una tollbar con un unico icono y tiutuo<text:line-break/> <text:s text:c="7"/>//las imagenes<text:line-break/><text:line-break/> <text:s text:c="7"/>//en resumen una tabla ocn la imgaen 1 arriba ocupadno dos cuadros otras dos abajo la mitad y otras dos abajo la mitad osea tabla de 3 filas por 2 columnas<text:line-break/></text:span><text:soft-page-break/><text:span text:style-name="T15"><text:line-break/> <text:s text:c="7"/>//imagenens en esos cuadros,<text:line-break/><text:line-break/> <text:s text:c="3"/>}<text:line-break/><text:line-break/><text:line-break/><text:line-break/><text:line-break/> <text:s text:c="3"/>fun Inferior(){<text:line-break/> <text:s text:c="7"/>//crearas una funcoin compoabel inferior y para cada uno de los componentes que la intefran<text:line-break/> <text:s text:c="7"/>// el mail debe ocupar una sola linea de teclado adaptado<text:line-break/> <text:s text:c="7"/>//usa spacer entre elementso y padiin los contnendedores<text:line-break/> <text:s text:c="7"/>//el bton se habilirata si el mail es corrrecto<text:line-break/><text:line-break/><text:line-break/> <text:s text:c="3"/>}<text:line-break/> <text:s text:c="2"/>*/<text:line-break/><text:line-break/><text:line-break/><text:line-break/><text:line-break/><text:line-break/><text:line-break/><text:line-break/><text:line-break/><text:line-break/><text:line-break/><text:line-break/></text:span><text:span text:style-name="T1">}<text:line-break/><text:line-break/><text:line-break/><text:line-break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2T09:36:49.654000000</meta:creation-date>
    <dc:date>2025-06-12T09:50:43.196000000</dc:date>
    <meta:editing-duration>PT13M20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8" meta:paragraph-count="18" meta:word-count="1071" meta:character-count="12732" meta:non-whitespace-character-count="9049"/>
  </office:meta>
</office:document-meta>
</file>